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Liberation Serif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Liberation Serif"/>
    </style:style>
    <style:style style:name="P12" style:family="paragraph" style:parent-style-name="Standard" style:list-style-name="L6">
      <style:paragraph-properties fo:text-align="justify" style:justify-single-word="false"/>
      <style:text-properties style:font-name="Liberation Serif"/>
    </style:style>
    <style:style style:name="P13" style:family="paragraph" style:parent-style-name="Standard" style:list-style-name="L8">
      <style:text-properties style:font-name="Liberation Serif"/>
    </style:style>
    <style:style style:name="P14" style:family="paragraph" style:parent-style-name="Standard" style:list-style-name="L10">
      <style:text-properties style:font-name="Liberation Serif"/>
    </style:style>
    <style:style style:name="P15" style:family="paragraph" style:parent-style-name="Standard" style:list-style-name="L12">
      <style:text-properties style:font-name="Liberation Serif"/>
    </style:style>
    <style:style style:name="P16" style:family="paragraph" style:parent-style-name="Standard" style:list-style-name="L4">
      <style:paragraph-properties fo:text-align="justify" style:justify-single-word="false"/>
    </style:style>
    <style:style style:name="P17" style:family="paragraph" style:parent-style-name="Standard" style:list-style-name="L7"/>
    <style:style style:name="P18" style:family="paragraph" style:parent-style-name="Standard" style:list-style-name="L9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Nº 1 - Ejercicio 2: </text:p>
      <text:p text:style-name="P2"/>
      <text:p text:style-name="P2"/>
      <text:p text:style-name="P2">Paquetes de CLDC 1.1:</text:p>
      <text:p text:style-name="P2"/>
      <text:list xml:id="list617398343" text:style-name="L7">
        <text:list-item>
          <text:p text:style-name="P17"><text:span text:style-name="T3">java.io:</text:span><text:span text:style-name="T1"> Clases y paquetes estándar de E/S. Subconjunto de J2SE.</text:span></text:p>
        </text:list-item>
      </text:list>
      <text:p text:style-name="P2"/>
      <text:p text:style-name="P2">Ejemplos:</text:p>
      <text:list xml:id="list284888169" text:style-name="L8">
        <text:list-item>
          <text:p text:style-name="P13">java.io.InputStream</text:p>
        </text:list-item>
        <text:list-item>
          <text:p text:style-name="P13">java.io.OutputStream</text:p>
        </text:list-item>
        <text:list-item>
          <text:p text:style-name="P13">java.io.Reader</text:p>
        </text:list-item>
        <text:list-item>
          <text:p text:style-name="P13">java.io.Writer</text:p>
        </text:list-item>
      </text:list>
      <text:p text:style-name="P2"></text:p>
      <text:p text:style-name="P2"></text:p>
      <text:list xml:id="list1434066946" text:style-name="L9">
        <text:list-item>
          <text:p text:style-name="P18"><text:span text:style-name="T1"></text:span><text:span text:style-name="T3">java.lang:</text:span><text:span text:style-name="T1"> Clases e interfaces de la Máquina Virtual. Subconjunto de J2SE.</text:span></text:p>
        </text:list-item>
      </text:list>
      <text:p text:style-name="Standard"><text:span text:style-name="T1"/></text:p>
      <text:p text:style-name="Standard"><text:span text:style-name="T1">Ejemplos:</text:span></text:p>
      <text:list xml:id="list1417925238" text:style-name="L10">
        <text:list-item>
          <text:p text:style-name="P14">java.lang.Boolean</text:p>
        </text:list-item>
        <text:list-item>
          <text:p text:style-name="P14">java.lang.Byte</text:p>
        </text:list-item>
        <text:list-item>
          <text:p text:style-name="P14">java.lang.Short</text:p>
        </text:list-item>
        <text:list-item>
          <text:p text:style-name="P14">java.lang.Integer</text:p>
        </text:list-item>
        <text:list-item>
          <text:p text:style-name="P14">java.lang.String</text:p>
        </text:list-item>
      </text:list>
      <text:p text:style-name="P2"></text:p>
      <text:p text:style-name="P2"></text:p>
      <text:list xml:id="list2110684651" text:style-name="L11">
        <text:list-item>
          <text:p text:style-name="P19"><text:span text:style-name="T1"></text:span><text:span text:style-name="T3">java.util:</text:span><text:span text:style-name="T1"> Clases, interfaces y utilidades estándar. Subconjunto de J2SE.</text:span></text:p>
        </text:list-item>
      </text:list>
      <text:p text:style-name="Standard"><text:span text:style-name="T1"/></text:p>
      <text:p text:style-name="Standard"><text:span text:style-name="T1">Ejemplos:</text:span></text:p>
      <text:list xml:id="list674547003" text:style-name="L12">
        <text:list-item>
          <text:p text:style-name="P20"><text:span text:style-name="T1">java.util.Vector</text:span></text:p>
        </text:list-item>
        <text:list-item>
          <text:p text:style-name="P15">java.util.Stack</text:p>
        </text:list-item>
        <text:list-item>
          <text:p text:style-name="P15">java.util.Calendar</text:p>
        </text:list-item>
        <text:list-item>
          <text:p text:style-name="P20"><text:span text:style-name="T1">java.util.Date</text:span></text:p>
        </text:list-item>
      </text:list>
      <text:p text:style-name="P2"></text:p>
      <text:p text:style-name="P2"></text:p>
      <text:list xml:id="list1329880658" text:style-name="L13">
        <text:list-item>
          <text:p text:style-name="P21"><text:span text:style-name="T3">javax.microedition.io:</text:span><text:span text:style-name="T1"> Clases e interfaces de conexión genérica CLDC.</text:span></text:p>
        </text:list-item>
      </text:list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para Dispositivo Móviles 2011</text:p>
        <text:p text:style-name="MP1">Alumno: Juan Bertinetti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Bertinetti</meta:initial-creator>
    <meta:creation-date>2011-09-01T10:36:10</meta:creation-date>
    <dc:date>2011-09-01T11:11:52</dc:date>
    <dc:creator>Juan Bertinetti</dc:creator>
    <meta:editing-duration>PT13M17S</meta:editing-duration>
    <meta:editing-cycles>4</meta:editing-cycles>
    <meta:generator>LibreOffice/3.3$Linux LibreOffice_project/330m19$Build-301</meta:generator>
    <meta:document-statistic meta:table-count="0" meta:image-count="0" meta:object-count="0" meta:page-count="1" meta:paragraph-count="31" meta:word-count="80" meta:character-count="672"/>
  </office:meta>
</office:document-meta>
</file>